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"/>
  <manifest:file-entry manifest:full-path="ObjectReplacements/Object 21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styles.xml" manifest:media-type="text/xml"/>
  <manifest:file-entry manifest:full-path="Pictures/TablePreview1.svm" manifest:media-type="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 Black" svg:font-family="'Noto Sans CJK JP Black'" style:font-family-generic="swiss" style:font-pitch="variable"/>
    <style:font-face style:name="Noto Sans CJK JP Medium" svg:font-family="'Noto Sans CJK JP Medium'" style:font-family-generic="swiss" style:font-pitch="variable"/>
    <style:font-face style:name="Noto Sans CJK JP1" svg:font-family="'Noto Sans CJK JP'" style:font-family-generic="swiss" style:font-pitch="variable"/>
    <style:font-face style:name="Noto Sans CJK KR Black" svg:font-family="'Noto Sans CJK KR Black'" style:font-family-generic="swiss" style:font-pitch="variable"/>
    <style:font-face style:name="Noto Serif CJK JP" svg:font-family="'Noto Serif CJK JP'" style:font-family-generic="swiss" style:font-pitch="variable"/>
    <style:font-face style:name="Noto Serif CJK JP1" svg:font-family="'Noto Serif CJK JP'" style:font-family-generic="roman" style:font-pitch="variable"/>
    <style:font-face style:name="Noto Serif CJK JP2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7d1d5" draw:auto-grow-height="true" draw:auto-grow-width="false" fo:max-height="0cm" fo:min-height="3.37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743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11.9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dbb6" draw:auto-grow-height="true" draw:auto-grow-width="false" fo:max-height="0cm" fo:min-height="1.229cm"/>
    </style:style>
    <style:style style:name="gr8" style:family="graphic" style:parent-style-name="standard">
      <style:graphic-properties draw:stroke="dash" draw:stroke-dash="Dot_20__28_Rounded_29_" svg:stroke-width="0.081cm" svg:stroke-color="#acb20c" draw:marker-start-width="0.321cm" draw:marker-end-width="0.321cm" svg:stroke-linecap="round" draw:fill="none" draw:fill-color="#ffdbb6" draw:auto-grow-height="true" draw:auto-grow-width="false" fo:max-height="0cm" fo:min-height="7.05cm" fo:padding-top="0.165cm" fo:padding-bottom="0.165cm" fo:padding-left="0.29cm" fo:padding-right="0.29cm" draw:shadow="visible" draw:shadow-offset-x="0.035cm" draw:shadow-offset-y="0.035cm" draw:shadow-color="#fff5ce"/>
    </style:style>
    <style:style style:name="gr9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12" style:family="graphic" style:parent-style-name="standard">
      <style:graphic-properties draw:stroke="none" draw:stroke-dash="Dot_20__28_Rounded_29_" svg:stroke-width="0.081cm" svg:stroke-color="#acb20c" draw:marker-start-width="0.321cm" draw:marker-end-width="0.321cm" svg:stroke-linecap="round" draw:fill="none" draw:fill-color="#ffdbb6" draw:auto-grow-height="true" draw:auto-grow-width="false" fo:max-height="0cm" fo:min-height="7.05cm" fo:padding-top="0.165cm" fo:padding-bottom="0.165cm" fo:padding-left="0.29cm" fo:padding-right="0.29cm" draw:shadow="visible" draw:shadow-offset-x="0.035cm" draw:shadow-offset-y="0.035cm" draw:shadow-color="#fff5c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r2" style:family="presentation" style:parent-style-name="標準-title">
      <style:graphic-properties fo:min-height="2.994cm"/>
      <style:paragraph-properties style:writing-mode="lr-tb"/>
    </style:style>
    <style:style style:name="pr3" style:family="presentation" style:parent-style-name="標準-title">
      <style:graphic-properties draw:auto-grow-height="true" fo:min-height="2.5cm"/>
      <style:paragraph-properties style:writing-mode="lr-tb"/>
    </style:style>
    <style:style style:name="pr4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標準-title">
      <style:graphic-properties fo:min-height="2.5cm"/>
      <style:paragraph-properties style:writing-mode="lr-tb"/>
    </style:style>
    <style:style style:name="co1" style:family="table-column">
      <style:table-column-properties style:column-width="4.492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P1" style:family="paragraph">
      <loext:graphic-properties draw:fill="solid" draw:fill-color="#f7d1d5"/>
      <style:paragraph-properties style:writing-mode="lr-tb"/>
      <style:text-properties style:font-name="Noto Sans CJK JP Black" style:font-name-asian="Noto Sans CJK JP Black"/>
    </style:style>
    <style:style style:name="P2" style:family="paragraph">
      <style:paragraph-properties fo:line-height="150%"/>
    </style:style>
    <style:style style:name="P3" style:family="paragraph">
      <loext:graphic-properties draw:fill="none" draw:fill-color="#ffffff"/>
      <style:paragraph-properties fo:line-height="150%" style:writing-mode="lr-tb"/>
      <style:text-properties style:font-name="Noto Sans CJK KR Black" style:font-name-asian="Noto Sans CJK KR Black"/>
    </style:style>
    <style:style style:name="P4" style:family="paragraph">
      <loext:graphic-properties draw:fill="solid" draw:fill-color="#ffffff" draw:opacity="80%"/>
      <style:paragraph-properties style:writing-mode="lr-tb"/>
      <style:text-properties style:font-name="Noto Sans CJK JP Medium" style:font-name-asian="Noto Sans CJK JP Medium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Noto Sans CJK JP Black" style:font-name-asian="Noto Sans CJK JP Black"/>
    </style:style>
    <style:style style:name="P8" style:family="paragraph">
      <loext:graphic-properties draw:fill="none" draw:fill-color="#ffffff"/>
      <style:paragraph-properties style:writing-mode="lr-tb"/>
      <style:text-properties style:font-name="Noto Sans CJK JP Medium" style:font-name-asian="Noto Sans CJK JP Medium"/>
    </style:style>
    <style:style style:name="P9" style:family="paragraph">
      <loext:graphic-properties draw:fill="solid" draw:fill-color="#ffdbb6"/>
      <style:paragraph-properties style:writing-mode="lr-tb"/>
      <style:text-properties style:font-name="Noto Sans CJK JP Medium" style:font-name-asian="Noto Sans CJK JP Medium"/>
    </style:style>
    <style:style style:name="P10" style:family="paragraph">
      <loext:graphic-properties draw:fill="none" draw:fill-color="#ffdbb6"/>
      <style:paragraph-properties style:writing-mode="lr-tb"/>
      <style:text-properties style:font-name="Noto Sans CJK JP Medium" style:font-name-asian="Noto Sans CJK JP Medium"/>
    </style:style>
    <style:style style:name="P11" style:family="paragraph">
      <style:paragraph-properties fo:text-align="center"/>
    </style:style>
    <style:style style:name="P12" style:family="paragraph">
      <style:text-properties fo:color="#2a6099" loext:opacity="100%"/>
    </style:style>
    <style:style style:name="P13" style:family="paragraph">
      <loext:graphic-properties draw:fill="none" draw:fill-color="#ffffff"/>
      <style:paragraph-properties style:writing-mode="lr-tb"/>
      <style:text-properties fo:color="#2a6099" loext:opacity="100%" style:font-name="Noto Sans CJK JP Medium" style:font-name-asian="Noto Sans CJK JP Medium"/>
    </style:style>
    <style:style style:name="P14" style:family="paragraph">
      <loext:graphic-properties draw:fill-color="#ffffff"/>
      <style:paragraph-properties style:writing-mode="lr-tb"/>
      <style:text-properties style:font-size-asian="20pt"/>
    </style:style>
    <style:style style:name="P15" style:family="paragraph">
      <loext:graphic-properties draw:fill-color="#ffffff"/>
    </style:style>
    <style:style style:name="T1" style:family="text">
      <style:text-properties style:font-name="Noto Sans CJK JP Black" fo:font-size="42pt" style:font-name-asian="Noto Sans CJK JP Black" style:font-size-asian="42pt" style:font-size-complex="42pt"/>
    </style:style>
    <style:style style:name="T2" style:family="text">
      <style:text-properties fo:color="#c9211e" loext:opacity="100%" style:font-name="Noto Sans CJK JP Black" fo:font-size="66pt" style:font-name-asian="Noto Sans CJK JP Black" style:font-size-asian="66pt" style:font-size-complex="66pt"/>
    </style:style>
    <style:style style:name="T3" style:family="text">
      <style:text-properties style:font-name="Noto Sans CJK KR Black" fo:font-size="32pt" style:font-name-asian="Noto Sans CJK KR Black" style:font-size-asian="32pt" style:font-size-complex="32pt"/>
    </style:style>
    <style:style style:name="T4" style:family="text">
      <style:text-properties style:font-name="Noto Sans CJK JP Black" fo:font-size="32pt" style:font-name-asian="Noto Sans CJK JP Black" style:font-size-asian="32pt" style:font-size-complex="32pt"/>
    </style:style>
    <style:style style:name="T5" style:family="text">
      <style:text-properties style:font-name="Noto Sans CJK JP Medium" fo:font-size="24pt" style:font-name-asian="Noto Sans CJK JP Medium" style:font-size-asian="24pt" style:font-size-complex="24pt"/>
    </style:style>
    <style:style style:name="T6" style:family="text">
      <style:text-properties fo:font-size="40pt" style:font-size-asian="28pt" style:font-size-complex="28pt"/>
    </style:style>
    <style:style style:name="T7" style:family="text">
      <style:text-properties fo:color="#c9211e" loext:opacity="100%" style:font-name="Noto Sans CJK JP Medium" fo:font-size="24pt" fo:font-weight="bold" style:font-name-asian="Noto Sans CJK JP Medium" style:font-size-asian="24pt" style:font-weight-asian="bold" style:font-size-complex="24pt" style:font-weight-complex="bold"/>
    </style:style>
    <style:style style:name="T8" style:family="text">
      <style:text-properties fo:color="#2a6099" loext:opacity="100%" style:font-name="Noto Sans CJK JP Medium" fo:font-size="24pt" style:font-name-asian="Noto Sans CJK JP Medium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9">
        <draw:frame draw:style-name="gr1" draw:text-style-name="P1" draw:layer="layout" svg:width="30cm" svg:height="3.621cm" svg:x="-0.5cm" svg:y="1.301cm">
          <draw:text-box>
            <text:p><text:span text:style-name="T1">　</text:span><text:span text:style-name="T1">　</text:span><text:span text:style-name="T2">第</text:span><text:span text:style-name="T2">２</text:span><text:span text:style-name="T2">章</text:span><text:span text:style-name="T2">　</text:span><text:span text:style-name="T2">確</text:span><text:span text:style-name="T2">率</text:span></text:p>
          </draw:text-box>
        </draw:frame>
        <draw:frame draw:style-name="gr2" draw:text-style-name="P3" draw:layer="layout" svg:width="26.5cm" svg:height="14.993cm" svg:x="0.9cm" svg:y="4.621cm">
          <draw:text-box>
            <text:p text:style-name="P2"><text:span text:style-name="T3">６</text:span><text:span text:style-name="T3">　</text:span><text:span text:style-name="T3">事</text:span><text:span text:style-name="T3">象</text:span><text:span text:style-name="T3">と</text:span><text:span text:style-name="T3">確</text:span><text:span text:style-name="T3">率</text:span></text:p>
            <text:p text:style-name="P2"><text:span text:style-name="T3">７</text:span><text:span text:style-name="T3">　</text:span><text:span text:style-name="T3">確</text:span><text:span text:style-name="T3">率</text:span><text:span text:style-name="T3">の</text:span><text:span text:style-name="T3">基</text:span><text:span text:style-name="T3">本</text:span><text:span text:style-name="T3">性</text:span><text:span text:style-name="T3">質</text:span></text:p>
            <text:p text:style-name="P2"><text:span text:style-name="T3">８</text:span><text:span text:style-name="T3">　</text:span><text:span text:style-name="T3">独</text:span><text:span text:style-name="T3">立</text:span><text:span text:style-name="T3">な</text:span><text:span text:style-name="T3">試</text:span><text:span text:style-name="T3">行</text:span><text:span text:style-name="T3">の</text:span><text:span text:style-name="T3">確</text:span><text:span text:style-name="T3">率</text:span></text:p>
            <text:p text:style-name="P2"><text:span text:style-name="T3">９</text:span><text:span text:style-name="T3">　</text:span><text:span text:style-name="T3">反</text:span><text:span text:style-name="T3">復</text:span><text:span text:style-name="T3">試</text:span><text:span text:style-name="T3">行</text:span><text:span text:style-name="T3">の</text:span><text:span text:style-name="T3">確</text:span><text:span text:style-name="T3">率</text:span></text:p>
            <text:p text:style-name="P2"><text:span text:style-name="T3">1</text:span><text:span text:style-name="T3">0</text:span><text:span text:style-name="T3">　</text:span><text:span text:style-name="T3">条</text:span><text:span text:style-name="T3">件</text:span><text:span text:style-name="T3">付</text:span><text:span text:style-name="T3">き</text:span><text:span text:style-name="T3">確</text:span><text:span text:style-name="T3">率</text:span></text:p>
            <text:p text:style-name="P2"><text:span text:style-name="T3">1</text:span><text:span text:style-name="T3">1</text:span><text:span text:style-name="T3">　</text:span><text:span text:style-name="T3">期</text:span><text:span text:style-name="T3">待</text:span><text:span text:style-name="T3">値</text:span></text:p>
          </draw:text-box>
        </draw:frame>
        <draw:frame draw:style-name="gr3" draw:text-style-name="P4" draw:layer="layout" svg:width="26.5cm" svg:height="12.2cm" svg:x="0.5cm" svg:y="5.8cm">
          <draw:text-box>
            <text:p/>
          </draw:text-box>
        </draw:frame>
        <presentation:notes draw:style-name="dp1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2" draw:master-page-name="標準" presentation:presentation-page-layout-name="AL2T1">
        <draw:frame presentation:style-name="pr2" draw:text-style-name="P6" draw:layer="layout" svg:width="26.5cm" svg:height="2.994cm" svg:x="0.5cm" svg:y="0.253cm" presentation:class="title" presentation:user-transformed="true">
          <draw:text-box>
            <text:p>template</text:p>
          </draw:text-box>
        </draw:frame>
        <draw:frame draw:style-name="gr5" draw:text-style-name="P7" draw:layer="layout" svg:width="26.5cm" svg:height="1.889cm" svg:x="0.5cm" svg:y="4cm">
          <draw:text-box>
            <text:p><text:span text:style-name="T4">見</text:span><text:span text:style-name="T4">出</text:span><text:span text:style-name="T4">し</text:span></text:p>
          </draw:text-box>
        </draw:frame>
        <draw:frame draw:style-name="gr6" draw:text-style-name="P8" draw:layer="layout" svg:width="26.5cm" svg:height="1.479cm" svg:x="0.5cm" svg:y="5.92cm">
          <draw:text-box>
            <text:p><text:span text:style-name="T5">本</text:span><text:span text:style-name="T5">文</text:span></text:p>
          </draw:text-box>
        </draw:frame>
        <draw:frame draw:style-name="gr7" draw:text-style-name="P9" draw:layer="layout" svg:width="26.5cm" svg:height="1.479cm" svg:x="0.5cm" svg:y="8.521cm">
          <draw:text-box>
            <text:p/>
          </draw:text-box>
        </draw:fram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9">
        <draw:frame draw:style-name="gr8" draw:text-style-name="P10" draw:layer="layout" svg:width="26.5cm" svg:height="7.3cm" svg:x="0.5cm" svg:y="3.7cm">
          <draw:text-box>
            <text:p/>
          </draw:text-box>
        </draw:frame>
        <draw:frame presentation:style-name="pr3" draw:layer="layout" svg:width="26.5cm" svg:height="2.5cm" svg:x="0.5cm" svg:y="0.5cm" presentation:class="title">
          <draw:text-box>
            <text:p><text:span text:style-name="T6">A</text:span>　期待値</text:p>
          </draw:text-box>
        </draw:frame>
        <draw:frame draw:style-name="gr6" draw:text-style-name="P8" draw:layer="layout" svg:width="26.5cm" svg:height="3.935cm" svg:x="0.5cm" svg:y="4.521cm">
          <draw:text-box>
            <text:p><text:span text:style-name="T5">変</text:span><text:span text:style-name="T5">量</text:span><text:span text:style-name="T5">　</text:span><text:span text:style-name="T5"> </text:span><text:span text:style-name="T5">が</text:span><text:span text:style-name="T5">取</text:span><text:span text:style-name="T5">り</text:span><text:span text:style-name="T5">う</text:span><text:span text:style-name="T5">る</text:span><text:span text:style-name="T5">値</text:span><text:span text:style-name="T5">を</text:span><text:span text:style-name="T5">　</text:span><text:span text:style-name="T5">　</text:span><text:span text:style-name="T5">　</text:span><text:span text:style-name="T5">　</text:span><text:span text:style-name="T5">　</text:span><text:span text:style-name="T5">　</text:span><text:span text:style-name="T5">と</text:span><text:span text:style-name="T5">し</text:span><text:span text:style-name="T5">、</text:span><text:span text:style-name="T5">　</text:span><text:span text:style-name="T5">が</text:span><text:span text:style-name="T5">こ</text:span><text:span text:style-name="T5">れ</text:span><text:span text:style-name="T5">ら</text:span><text:span text:style-name="T5">の</text:span><text:span text:style-name="T5">値</text:span><text:span text:style-name="T5">を</text:span><text:span text:style-name="T5">と</text:span><text:span text:style-name="T5">る</text:span><text:span text:style-name="T5">確</text:span><text:span text:style-name="T5">率</text:span><text:span text:style-name="T5">を</text:span><text:span text:style-name="T5">そ</text:span><text:span text:style-name="T5">れ</text:span><text:span text:style-name="T5">ぞ</text:span><text:span text:style-name="T5">れ</text:span><text:span text:style-name="T5">　</text:span><text:span text:style-name="T5">　</text:span><text:span text:style-name="T5">　</text:span><text:span text:style-name="T5">　</text:span><text:span text:style-name="T5">　</text:span><text:span text:style-name="T5">　</text:span><text:span text:style-name="T5">と</text:span><text:span text:style-name="T5">す</text:span><text:span text:style-name="T5">る</text:span><text:span text:style-name="T5">。</text:span></text:p>
            <text:p><text:span text:style-name="T5">こ</text:span><text:span text:style-name="T5">の</text:span><text:span text:style-name="T5">と</text:span><text:span text:style-name="T5">き</text:span><text:span text:style-name="T5">　</text:span><text:span text:style-name="T5">の</text:span><text:span text:style-name="T7">期</text:span><text:span text:style-name="T7">待</text:span><text:span text:style-name="T7">値</text:span><text:span text:style-name="T5">　</text:span><text:span text:style-name="T5">は</text:span><text:span text:style-name="T5">、</text:span></text:p>
          </draw:text-box>
        </draw:frame>
        <draw:frame draw:style-name="gr9" draw:text-style-name="P11" draw:layer="layout" svg:width="0.737cm" svg:height="0.779cm" svg:x="8.459cm" svg:y="7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11" draw:layer="layout" svg:width="0.889cm" svg:height="0.783cm" svg:x="4.011cm" svg:y="7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11" draw:layer="layout" svg:width="0.889cm" svg:height="0.783cm" svg:x="2.5cm" svg:y="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11" draw:layer="layout" svg:width="0.889cm" svg:height="0.783cm" svg:x="16.811cm" svg:y="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11" draw:layer="layout" svg:width="4.774cm" svg:height="0.887cm" svg:x="9.526cm" svg:y="4.91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11" draw:layer="layout" svg:width="5.029cm" svg:height="0.887cm" svg:x="6cm" svg:y="6.1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9" draw:text-style-name="P11" draw:layer="layout" svg:width="19.591cm" svg:height="0.887cm" svg:x="4cm" svg:y="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3" draw:layer="layout" svg:width="26.5cm" svg:height="1.479cm" svg:x="1cm" svg:y="12.2cm">
          <draw:text-box>
            <text:p text:style-name="P12"><text:span text:style-name="T8">例</text:span><text:span text:style-name="T8">）</text:span><text:span text:style-name="T8">サ</text:span><text:span text:style-name="T8">イ</text:span><text:span text:style-name="T8">コ</text:span><text:span text:style-name="T8">ロ</text:span><text:span text:style-name="T8">を</text:span><text:span text:style-name="T8">１</text:span><text:span text:style-name="T8">回</text:span><text:span text:style-name="T8">投</text:span><text:span text:style-name="T8">げ</text:span><text:span text:style-name="T8">る</text:span><text:span text:style-name="T8">と</text:span><text:span text:style-name="T8">き</text:span><text:span text:style-name="T8">、</text:span><text:span text:style-name="T8">出</text:span><text:span text:style-name="T8">る</text:span><text:span text:style-name="T8">目</text:span><text:span text:style-name="T8">の</text:span><text:span text:style-name="T8">期</text:span><text:span text:style-name="T8">待</text:span><text:span text:style-name="T8">値</text:span></text:p>
          </draw:text-box>
        </draw:frame>
        <draw:frame draw:style-name="standard" draw:layer="layout" svg:width="17.993cm" svg:height="3.998cm" svg:x="3.5cm" svg:y="13.90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8" draw:layer="layout" svg:width="3.5cm" svg:height="1.479cm" svg:x="3.5cm" svg:y="14.121cm">
          <draw:text-box>
            <text:p><text:span text:style-name="T5">出</text:span><text:span text:style-name="T5">る</text:span><text:span text:style-name="T5">目</text:span></text:p>
          </draw:text-box>
        </draw:frame>
        <draw:frame draw:style-name="gr6" draw:text-style-name="P8" draw:layer="layout" svg:width="3.5cm" svg:height="1.479cm" svg:x="4.7cm" svg:y="16.121cm">
          <draw:text-box>
            <text:p><text:span text:style-name="T5">確</text:span><text:span text:style-name="T5">率</text:span></text:p>
          </draw:text-box>
        </draw:frame>
        <draw:frame draw:style-name="gr9" draw:text-style-name="P11" draw:layer="layout" svg:width="0.889cm" svg:height="0.783cm" svg:x="6.4cm" svg:y="14.61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" draw:text-style-name="P8" draw:layer="layout" svg:width="13.5cm" svg:height="1.8cm" svg:x="8.3cm" svg:y="14.2cm">
          <draw:text-box>
            <text:p><text:span text:style-name="T5">１</text:span><text:span text:style-name="T5">　</text:span><text:span text:style-name="T5"> </text:span><text:span text:style-name="T5"><text:s/></text:span><text:span text:style-name="T5"><text:s/></text:span><text:span text:style-name="T5">２</text:span><text:span text:style-name="T5">　</text:span><text:span text:style-name="T5"> </text:span><text:span text:style-name="T5"><text:s/></text:span><text:span text:style-name="T5"><text:s/></text:span><text:span text:style-name="T5">３</text:span><text:span text:style-name="T5">　</text:span><text:span text:style-name="T5"> </text:span><text:span text:style-name="T5"><text:s/></text:span><text:span text:style-name="T5"><text:s/></text:span><text:span text:style-name="T5">４</text:span><text:span text:style-name="T5">　</text:span><text:span text:style-name="T5"> </text:span><text:span text:style-name="T5"><text:s/></text:span><text:span text:style-name="T5"><text:s/></text:span><text:span text:style-name="T5">５</text:span><text:span text:style-name="T5">　</text:span><text:span text:style-name="T5"> </text:span><text:span text:style-name="T5"><text:s/></text:span><text:span text:style-name="T5"><text:s/></text:span><text:span text:style-name="T5">６</text:span></text:p>
          </draw:text-box>
        </draw:frame>
        <draw:frame draw:style-name="gr9" draw:text-style-name="P11" draw:layer="layout" svg:width="0.884cm" svg:height="1.692cm" svg:x="8.611cm" svg:y="16.20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11" draw:layer="layout" svg:width="0.884cm" svg:height="1.692cm" svg:x="10.816cm" svg:y="16.2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" draw:text-style-name="P11" draw:layer="layout" svg:width="0.884cm" svg:height="1.692cm" svg:x="13.1cm" svg:y="16.20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11" draw:layer="layout" svg:width="0.884cm" svg:height="1.692cm" svg:x="15.4cm" svg:y="16.20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11" draw:layer="layout" svg:width="0.884cm" svg:height="1.692cm" svg:x="17.616cm" svg:y="16.20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11" draw:layer="layout" svg:width="0.884cm" svg:height="1.692cm" svg:x="20cm" svg:y="16.20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9" draw:text-style-name="P11" draw:layer="layout" svg:width="16.502cm" svg:height="1.629cm" svg:x="9.7cm" svg:y="18.47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9">
        <draw:frame presentation:style-name="pr5" draw:layer="layout" svg:width="26.5cm" svg:height="2.5cm" svg:x="0.5cm" svg:y="0.5cm" presentation:class="title">
          <draw:text-box>
            <text:p>まとめ</text:p>
          </draw:text-box>
        </draw:frame>
        <draw:frame draw:style-name="gr12" draw:text-style-name="P10" draw:layer="layout" svg:width="26.5cm" svg:height="7.3cm" svg:x="0.518cm" svg:y="3.718cm">
          <draw:text-box>
            <text:p/>
          </draw:text-box>
        </draw:frame>
        <draw:frame draw:style-name="gr6" draw:text-style-name="P8" draw:layer="layout" svg:width="26.5cm" svg:height="3.935cm" svg:x="0.518cm" svg:y="4.539cm">
          <draw:text-box>
            <text:p><text:span text:style-name="T5">変量　 が</text:span><text:span text:style-name="T5">取りうる</text:span><text:span text:style-name="T5">値を　　</text:span><text:span text:style-name="T5">　　　　</text:span><text:span text:style-name="T5">とし、　</text:span><text:span text:style-name="T5">がこれら</text:span><text:span text:style-name="T5">の値をと</text:span><text:span text:style-name="T5">る確率を</text:span><text:span text:style-name="T5">それぞれ</text:span><text:span text:style-name="T5">　　　　</text:span><text:span text:style-name="T5">　　とす</text:span><text:span text:style-name="T5">る。</text:span></text:p>
            <text:p><text:span text:style-name="T5">このとき</text:span><text:span text:style-name="T5">　の</text:span><text:span text:style-name="T7">期待</text:span><text:span text:style-name="T7">値</text:span><text:span text:style-name="T5">　は、</text:span></text:p>
          </draw:text-box>
        </draw:frame>
        <draw:frame draw:style-name="gr9" draw:text-style-name="P11" draw:layer="layout" svg:width="0.737cm" svg:height="0.779cm" svg:x="8.477cm" svg:y="7.51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11" draw:layer="layout" svg:width="0.889cm" svg:height="0.783cm" svg:x="4.029cm" svg:y="7.51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9" draw:text-style-name="P11" draw:layer="layout" svg:width="0.889cm" svg:height="0.783cm" svg:x="2.518cm" svg:y="5.01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11" draw:layer="layout" svg:width="0.889cm" svg:height="0.783cm" svg:x="16.829cm" svg:y="5.01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11" draw:layer="layout" svg:width="4.774cm" svg:height="0.887cm" svg:x="9.544cm" svg:y="4.93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9" draw:text-style-name="P11" draw:layer="layout" svg:width="5.029cm" svg:height="0.887cm" svg:x="6.018cm" svg:y="6.13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11" draw:layer="layout" svg:width="19.591cm" svg:height="0.887cm" svg:x="4.018cm" svg:y="9.01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JP Black" svg:font-family="'Noto Sans CJK JP Black'" style:font-family-generic="swiss" style:font-pitch="variable"/>
    <style:font-face style:name="Noto Sans CJK JP Medium" svg:font-family="'Noto Sans CJK JP Medium'" style:font-family-generic="swiss" style:font-pitch="variable"/>
    <style:font-face style:name="Noto Sans CJK JP1" svg:font-family="'Noto Sans CJK JP'" style:font-family-generic="swiss" style:font-pitch="variable"/>
    <style:font-face style:name="Noto Sans CJK KR Black" svg:font-family="'Noto Sans CJK KR Black'" style:font-family-generic="swiss" style:font-pitch="variable"/>
    <style:font-face style:name="Noto Serif CJK JP" svg:font-family="'Noto Serif CJK JP'" style:font-family-generic="swiss" style:font-pitch="variable"/>
    <style:font-face style:name="Noto Serif CJK JP1" svg:font-family="'Noto Serif CJK JP'" style:font-family-generic="roman" style:font-pitch="variable"/>
    <style:font-face style:name="Noto Serif CJK JP2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JP1" fo:font-size="24pt" fo:language="en" fo:country="US" style:font-name-asian="Noto Serif CJK JP2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>
        <text:list-style style:name="標準-backgroundobjects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✤">
            <style:list-level-properties text:space-before="1.5cm" text:min-label-width="0.9cm"/>
            <style:text-properties fo:font-family="OpenSymbol" style:font-style-name="Regular" style:font-charset="x-symbol" fo:color="#999999" fo:font-size="11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2a6099" loext:opacity="100%" style:text-outline="false" style:text-line-through-style="none" style:text-line-through-type="none" style:font-name="Noto Sans CJK JP Black" fo:font-family="'Noto Sans CJK JP Black'" style:font-family-generic="swiss" style:font-pitch="variable" fo:font-size="42.7000007629395pt" fo:font-style="normal" fo:text-shadow="none" style:text-underline-style="none" fo:font-weight="normal" style:letter-kerning="true" fo:background-color="transparent" style:font-name-asian="Noto Sans CJK JP Black" style:font-family-asian="'Noto Sans CJK JP Black'" style:font-family-generic-asian="swiss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533cm" fo:margin-bottom="0cm" fo:text-indent="0cm"/>
      <style:text-properties fo:color="#000000" loext:opacity="100%" style:font-name="Noto Sans CJK JP Medium" fo:font-family="'Noto Sans CJK JP Medium'" style:font-family-generic="swiss" style:font-pitch="variable" fo:font-size="24pt" style:font-name-asian="Noto Sans CJK JP Medium" style:font-family-asian="'Noto Sans CJK JP Medium'" style:font-family-generic-asian="swiss" style:font-pitch-asian="variable" style:font-size-asian="24pt" style:font-size-complex="24pt"/>
    </style:style>
    <style:style style:name="標準-outline3" style:family="presentation" style:parent-style-name="標準-outline2">
      <style:paragraph-properties fo:margin-left="0cm" fo:margin-right="0cm" fo:margin-top="0.399cm" fo:margin-bottom="0cm" fo:text-indent="0cm"/>
      <style:text-properties fo:color="#000000" loext:opacity="100%" style:font-name="Noto Sans CJK JP Medium" fo:font-family="'Noto Sans CJK JP Medium'" style:font-family-generic="swiss" style:font-pitch="variable" fo:font-size="32pt" style:font-name-asian="Noto Sans CJK JP Medium" style:font-family-asian="'Noto Sans CJK JP Medium'" style:font-family-generic-asian="swiss" style:font-pitch-asian="variable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66cm" fo:margin-bottom="0cm" fo:text-indent="0cm"/>
      <style:text-properties fo:color="#000000" loext:opacity="100%" style:font-name="Noto Sans CJK JP Medium" fo:font-family="'Noto Sans CJK JP Medium'" style:font-family-generic="swiss" style:font-pitch="variable" fo:font-size="26.7000007629395pt" style:font-name-asian="Noto Sans CJK JP Medium" style:font-family-asian="'Noto Sans CJK JP Medium'" style:font-family-generic-asian="swiss" style:font-pitch-asian="variable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33cm" fo:margin-bottom="0cm" fo:text-indent="0cm"/>
      <style:text-properties fo:color="#000000" loext:opacity="100%" style:font-name="Noto Sans CJK JP Medium" fo:font-family="'Noto Sans CJK JP Medium'" style:font-family-generic="swiss" style:font-pitch="variable" fo:font-size="26.7000007629395pt" style:font-name-asian="Noto Sans CJK JP Medium" style:font-family-asian="'Noto Sans CJK JP Medium'" style:font-family-generic-asian="swiss" style:font-pitch-asian="variable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33cm" fo:margin-bottom="0cm" fo:text-indent="0cm"/>
      <style:text-properties fo:color="#000000" loext:opacity="100%" style:font-name="Noto Sans CJK JP Medium" fo:font-family="'Noto Sans CJK JP Medium'" style:font-family-generic="swiss" style:font-pitch="variable" fo:font-size="26.7000007629395pt" style:font-name-asian="Noto Sans CJK JP Medium" style:font-family-asian="'Noto Sans CJK JP Medium'" style:font-family-generic-asian="swiss" style:font-pitch-asian="variable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33cm" fo:margin-bottom="0cm" fo:text-indent="0cm"/>
      <style:text-properties fo:color="#000000" loext:opacity="100%" style:font-name="Noto Sans CJK JP Medium" fo:font-family="'Noto Sans CJK JP Medium'" style:font-family-generic="swiss" style:font-pitch="variable" fo:font-size="26.7000007629395pt" style:font-name-asian="Noto Sans CJK JP Medium" style:font-family-asian="'Noto Sans CJK JP Medium'" style:font-family-generic-asian="swiss" style:font-pitch-asian="variable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JP Black" fo:font-family="'Noto Sans CJK JP Black'" style:font-family-generic="swiss" style:font-pitch="variable" fo:font-size="58.5999984741211pt" fo:font-style="normal" fo:text-shadow="none" style:text-underline-style="none" fo:font-weight="normal" style:letter-kerning="true" fo:background-color="transparent" style:font-name-asian="Noto Sans CJK JP Black" style:font-family-asian="'Noto Sans CJK JP Black'" style:font-family-generic-asian="swiss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title">
      <style:graphic-properties draw:auto-grow-height="false" fo:min-height="2.63cm"/>
      <style:paragraph-properties style:writing-mode="lr-tb"/>
    </style:style>
    <style:style style:name="Mpr2" style:family="presentation" style:parent-style-name="標準-outline1" style:list-style-name="ML3">
      <style:graphic-properties fo:min-height="9.13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text-properties fo:hyphenate="false" loext:hyphenation-no-caps="false"/>
    </style:style>
    <style:style style:name="MP7" style:family="paragraph">
      <style:paragraph-properties style:writing-mode="lr-tb"/>
      <style:text-properties fo:hyphenate="false" loext:hyphenation-no-caps="false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✤">
        <style:list-level-properties text:space-before="1.5cm" text:min-label-width="0.9cm"/>
        <style:text-properties fo:font-family="OpenSymbol" style:font-style-name="Regular" style:font-charset="x-symbol" fo:color="#999999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Mpr1" draw:text-style-name="MP5" draw:layer="backgroundobjects" svg:width="26.5cm" svg:height="2.5cm" svg:x="0.5cm" svg:y="0.5cm" presentation:class="title">
        <draw:text-box>
          <text:p>クリックしてタイトルテキストを編集</text:p>
        </draw:text-box>
      </draw:frame>
      <draw:frame presentation:style-name="Mpr2" draw:text-style-name="MP7" draw:layer="backgroundobjects" svg:width="26.5cm" svg:height="17cm" svg:x="0.5cm" svg:y="3.5cm" presentation:class="outline">
        <draw:text-box>
          <text:list text:style-name="ML2">
            <text:list-item>
              <text:p text:style-name="MP6">クリックしてアウトラインのテキストを編集</text:p>
              <text:list>
                <text:list-item>
                  <text:p text:style-name="MP6"><text:span text:style-name="MT2">2</text:span><text:span text:style-name="MT2">レベル目のアウトライン</text:span></text:p>
                  <text:list>
                    <text:list-item>
                      <text:p text:style-name="MP6">3レベル目のアウトライン</text:p>
                      <text:list>
                        <text:list-item>
                          <text:p text:style-name="MP6">4レベル目のアウトライン</text:p>
                          <text:list>
                            <text:list-item>
                              <text:p text:style-name="MP6">5レベル目のアウトライン</text:p>
                              <text:list>
                                <text:list-item>
                                  <text:p text:style-name="MP6">6レベル目のアウトライン</text:p>
                                  <text:list>
                                    <text:list-item>
                                      <text:p text:style-name="MP6"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301cm" svg:y="21.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7cm" svg:x="9.477cm" svg:y="21.5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447cm" svg:x="19.977cm" svg:y="21.5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1T13:58:39.318236920</meta:creation-date>
    <meta:editing-duration>PT11M48S</meta:editing-duration>
    <meta:editing-cycles>5</meta:editing-cycles>
    <meta:generator>LibreOffice/7.3.7.2$Linux_X86_64 LibreOffice_project/30$Build-2</meta:generator>
    <dc:title>japanese_4x3</dc:title>
    <dc:date>2023-09-21T14:31:42.416879378</dc:date>
    <meta:document-statistic meta:object-count="69"/>
  </office:meta>
</office:document-meta>
</file>

<file path=Object 1/content.xml><?xml version="1.0" encoding="utf-8"?>
<math xmlns="http://www.w3.org/1998/Math/MathML" display="block">
  <semantics>
    <mstyle mathvariant="bold">
      <mstyle mathcolor="red">
        <mi>E</mi>
      </mstyle>
    </mstyle>
    <annotation encoding="StarMath 5.0">bold color red E</annotation>
  </semantics>
</math>
</file>

<file path=Object 10/content.xml><?xml version="1.0" encoding="utf-8"?>
<math xmlns="http://www.w3.org/1998/Math/MathML" display="block">
  <semantics>
    <mfrac>
      <mn>1</mn>
      <mn>6</mn>
    </mfrac>
    <annotation encoding="StarMath 5.0">1 over 6</annotation>
  </semantics>
</math>
</file>

<file path=Object 11/content.xml><?xml version="1.0" encoding="utf-8"?>
<math xmlns="http://www.w3.org/1998/Math/MathML" display="block">
  <semantics>
    <mfrac>
      <mn>1</mn>
      <mn>6</mn>
    </mfrac>
    <annotation encoding="StarMath 5.0">1 over 6</annotation>
  </semantics>
</math>
</file>

<file path=Object 12/content.xml><?xml version="1.0" encoding="utf-8"?>
<math xmlns="http://www.w3.org/1998/Math/MathML" display="block">
  <semantics>
    <mfrac>
      <mn>1</mn>
      <mn>6</mn>
    </mfrac>
    <annotation encoding="StarMath 5.0">1 over 6</annotation>
  </semantics>
</math>
</file>

<file path=Object 13/content.xml><?xml version="1.0" encoding="utf-8"?>
<math xmlns="http://www.w3.org/1998/Math/MathML" display="block">
  <semantics>
    <mfrac>
      <mn>1</mn>
      <mn>6</mn>
    </mfrac>
    <annotation encoding="StarMath 5.0">1 over 6</annotation>
  </semantics>
</math>
</file>

<file path=Object 14/content.xml><?xml version="1.0" encoding="utf-8"?>
<math xmlns="http://www.w3.org/1998/Math/MathML" display="block">
  <semantics>
    <mfrac>
      <mn>1</mn>
      <mn>6</mn>
    </mfrac>
    <annotation encoding="StarMath 5.0">1 over 6</annotation>
  </semantics>
</math>
</file>

<file path=Object 15/content.xml><?xml version="1.0" encoding="utf-8"?>
<math xmlns="http://www.w3.org/1998/Math/MathML" display="block">
  <semantics>
    <mrow>
      <mi>E</mi>
      <mo stretchy="false">=</mo>
      <mrow>
        <mrow>
          <mn>1</mn>
          <mo stretchy="false">×</mo>
          <mfrac>
            <mn>1</mn>
            <mn>6</mn>
          </mfrac>
        </mrow>
        <mo stretchy="false">+</mo>
        <mrow>
          <mn>2</mn>
          <mo stretchy="false">×</mo>
          <mfrac>
            <mn>1</mn>
            <mn>6</mn>
          </mfrac>
        </mrow>
        <mo stretchy="false">+</mo>
        <mrow>
          <mn>3</mn>
          <mo stretchy="false">×</mo>
          <mfrac>
            <mn>1</mn>
            <mn>6</mn>
          </mfrac>
        </mrow>
        <mo stretchy="false">+</mo>
        <mrow>
          <mn>4</mn>
          <mo stretchy="false">×</mo>
          <mfrac>
            <mn>1</mn>
            <mn>6</mn>
          </mfrac>
        </mrow>
        <mo stretchy="false">+</mo>
        <mrow>
          <mn>5</mn>
          <mo stretchy="false">×</mo>
          <mfrac>
            <mn>1</mn>
            <mn>6</mn>
          </mfrac>
        </mrow>
        <mo stretchy="false">+</mo>
        <mrow>
          <mn>6</mn>
          <mo stretchy="false">×</mo>
          <mfrac>
            <mn>1</mn>
            <mn>6</mn>
          </mfrac>
        </mrow>
      </mrow>
      <mo stretchy="false">=</mo>
      <mfrac>
        <mn>7</mn>
        <mn>2</mn>
      </mfrac>
    </mrow>
    <annotation encoding="StarMath 5.0">E = 1 times {1 over 6} + 2 times {1 over 6} + 3 times {1 over 6} + 4 times {1 over 6} + 5 times {1 over 6} + 6 times {1 over 6} = 7 over 2</annotation>
  </semantics>
</math>
</file>

<file path=Object 16/content.xml><?xml version="1.0" encoding="utf-8"?>
<math xmlns="http://www.w3.org/1998/Math/MathML" display="block">
  <semantics>
    <mstyle mathvariant="bold">
      <mstyle mathcolor="red">
        <mi>E</mi>
      </mstyle>
    </mstyle>
    <annotation encoding="StarMath 5.0">bold color red E</annotation>
  </semantics>
</math>
</file>

<file path=Object 17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i>X</mi>
    <annotation encoding="StarMath 5.0">X</annotation>
  </semantics>
</math>
</file>

<file path=Object 19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20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n>...</mn>
      <mi>,</mi>
      <msub>
        <mi>x</mi>
        <mi>n</mi>
      </msub>
    </mrow>
    <annotation encoding="StarMath 5.0">x_1 , x_2 , ... ,x_n</annotation>
  </semantics>
</math>
</file>

<file path=Object 21/content.xml><?xml version="1.0" encoding="utf-8"?>
<math xmlns="http://www.w3.org/1998/Math/MathML" display="block">
  <semantics>
    <mrow>
      <msub>
        <mi>p</mi>
        <mn>1</mn>
      </msub>
      <mi>,</mi>
      <msub>
        <mi>p</mi>
        <mn>2</mn>
      </msub>
      <mi>,</mi>
      <mn>...</mn>
      <mi>,</mi>
      <msub>
        <mi>p</mi>
        <mi>n</mi>
      </msub>
    </mrow>
    <annotation encoding="StarMath 5.0">p_1 , p_2 , ... ,p_n</annotation>
  </semantics>
</math>
</file>

<file path=Object 22/content.xml><?xml version="1.0" encoding="utf-8"?>
<math xmlns="http://www.w3.org/1998/Math/MathML" display="block">
  <semantics>
    <mrow>
      <mrow>
        <mi>E</mi>
        <mo stretchy="false">=</mo>
        <msub>
          <mi>x</mi>
          <mn>1</mn>
        </msub>
      </mrow>
      <mrow>
        <msub>
          <mi>p</mi>
          <mn>1</mn>
        </msub>
        <mo stretchy="false">+</mo>
        <msub>
          <mi>x</mi>
          <mn>2</mn>
        </msub>
      </mrow>
      <mrow>
        <msub>
          <mi>p</mi>
          <mn>2</mn>
        </msub>
        <mo stretchy="false">+</mo>
        <mrow>
          <mrow/>
          <mo stretchy="false">⋅</mo>
          <mrow/>
          <mo stretchy="false">⋅</mo>
          <mrow/>
          <mo stretchy="false">⋅</mo>
          <mrow/>
        </mrow>
        <mo stretchy="false">+</mo>
        <msub>
          <mi>x</mi>
          <mi>n</mi>
        </msub>
      </mrow>
      <msub>
        <mi>p</mi>
        <mi>n</mi>
      </msub>
      <mstyle mathvariant="normal">
        <mrow>
          <mstyle mathcolor="white">
            <mi>rara</mi>
          </mstyle>
          <mi>ただし</mi>
        </mrow>
      </mstyle>
      <mrow>
        <msub>
          <mi>p</mi>
          <mn>1</mn>
        </msub>
        <mo stretchy="false">+</mo>
        <msub>
          <mi>p</mi>
          <mn>2</mn>
        </msub>
        <mo stretchy="false">+</mo>
        <mrow>
          <mrow/>
          <mo stretchy="false">⋅</mo>
          <mrow/>
          <mo stretchy="false">⋅</mo>
          <mrow/>
          <mo stretchy="false">⋅</mo>
          <mrow/>
        </mrow>
        <mo stretchy="false">+</mo>
        <msub>
          <mi>p</mi>
          <mi>n</mi>
        </msub>
      </mrow>
    </mrow>
    <annotation encoding="StarMath 5.0">E = x_1 p_1 + x_2 p_2 + {}cdot{} cdot{} cdot{} +x_n p_n nitalic{　color white{rara}ただし} p_1 + p_2 +{}cdot{} cdot{} cdot{}+p_n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n>...</mn>
      <mi>,</mi>
      <msub>
        <mi>x</mi>
        <mi>n</mi>
      </msub>
    </mrow>
    <annotation encoding="StarMath 5.0">x_1 , x_2 , ... ,x_n</annotation>
  </semantics>
</math>
</file>

<file path=Object 6/content.xml><?xml version="1.0" encoding="utf-8"?>
<math xmlns="http://www.w3.org/1998/Math/MathML" display="block">
  <semantics>
    <mrow>
      <msub>
        <mi>p</mi>
        <mn>1</mn>
      </msub>
      <mi>,</mi>
      <msub>
        <mi>p</mi>
        <mn>2</mn>
      </msub>
      <mi>,</mi>
      <mn>...</mn>
      <mi>,</mi>
      <msub>
        <mi>p</mi>
        <mi>n</mi>
      </msub>
    </mrow>
    <annotation encoding="StarMath 5.0">p_1 , p_2 , ... ,p_n</annotation>
  </semantics>
</math>
</file>

<file path=Object 7/content.xml><?xml version="1.0" encoding="utf-8"?>
<math xmlns="http://www.w3.org/1998/Math/MathML" display="block">
  <semantics>
    <mrow>
      <mrow>
        <mi>E</mi>
        <mo stretchy="false">=</mo>
        <msub>
          <mi>x</mi>
          <mn>1</mn>
        </msub>
      </mrow>
      <mrow>
        <msub>
          <mi>p</mi>
          <mn>1</mn>
        </msub>
        <mo stretchy="false">+</mo>
        <msub>
          <mi>x</mi>
          <mn>2</mn>
        </msub>
      </mrow>
      <mrow>
        <msub>
          <mi>p</mi>
          <mn>2</mn>
        </msub>
        <mo stretchy="false">+</mo>
        <mrow>
          <mrow/>
          <mo stretchy="false">⋅</mo>
          <mrow/>
          <mo stretchy="false">⋅</mo>
          <mrow/>
          <mo stretchy="false">⋅</mo>
          <mrow/>
        </mrow>
        <mo stretchy="false">+</mo>
        <msub>
          <mi>x</mi>
          <mi>n</mi>
        </msub>
      </mrow>
      <msub>
        <mi>p</mi>
        <mi>n</mi>
      </msub>
      <mstyle mathvariant="normal">
        <mrow>
          <mstyle mathcolor="white">
            <mi>rara</mi>
          </mstyle>
          <mi>ただし</mi>
        </mrow>
      </mstyle>
      <mrow>
        <msub>
          <mi>p</mi>
          <mn>1</mn>
        </msub>
        <mo stretchy="false">+</mo>
        <msub>
          <mi>p</mi>
          <mn>2</mn>
        </msub>
        <mo stretchy="false">+</mo>
        <mrow>
          <mrow/>
          <mo stretchy="false">⋅</mo>
          <mrow/>
          <mo stretchy="false">⋅</mo>
          <mrow/>
          <mo stretchy="false">⋅</mo>
          <mrow/>
        </mrow>
        <mo stretchy="false">+</mo>
        <msub>
          <mi>p</mi>
          <mi>n</mi>
        </msub>
      </mrow>
    </mrow>
    <annotation encoding="StarMath 5.0">E = x_1 p_1 + x_2 p_2 + {}cdot{} cdot{} cdot{} +x_n p_n nitalic{　color white{rara}ただし} p_1 + p_2 +{}cdot{} cdot{} cdot{}+p_n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frac>
      <mn>1</mn>
      <mn>6</mn>
    </mfrac>
    <annotation encoding="StarMath 5.0">1 over 6</annotation>
  </semantics>
</math>
</file>